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99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13.56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4.45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.71mm" svg:y="110.07mm">
            <loext:p draw:notify-on-update-of-ranges="Sheet1.C7:Sheet1.C22 Sheet1.D7:Sheet1.D22 Sheet1.E7:Sheet1.E22 Sheet1.F7:Sheet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package list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600" calcext:value-type="float">
            <text:p>6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single image</text:p>
          </table:table-cell>
          <table:table-cell table:style-name="ce1" office:value-type="string" calcext:value-type="string">
            <text:p>old tinderbox</text:p>
          </table:table-cell>
          <table:table-cell table:style-name="ce1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2"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-((R-D*day)/R)^N = coverag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1-(([.$C$3]-[.$C$2]*[.$C7])/[.$C$3])^[.D$5]" office:value-type="percentage" office:value="0" calcext:value-type="percentage">
            <text:p>0.00%</text:p>
          </table:table-cell>
          <table:table-cell table:style-name="ce3" table:formula="of:=1-(([.$C$3]-[.$C$2]*[.$C7])/[.$C$3])^[.E$5]" office:value-type="percentage" office:value="0" calcext:value-type="percentage">
            <text:p>0.00%</text:p>
          </table:table-cell>
          <table:table-cell table:style-name="ce3" table:formula="of:=1-(([.$C$3]-[.$C$2]*[.$C7])/[.$C$3])^[.F$5]" office:value-type="percentage" office:value="0" calcext:value-type="percentage">
            <text:p>0.0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style-name="ce3" table:formula="of:=1-(([.$C$3]-[.$C$2]*[.$C8])/[.$C$3])^[.D$5]" office:value-type="percentage" office:value="0.031578947368421" calcext:value-type="percentage">
            <text:p>3.16%</text:p>
          </table:table-cell>
          <table:table-cell table:style-name="ce3" table:formula="of:=1-(([.$C$3]-[.$C$2]*[.$C8])/[.$C$3])^[.E$5]" office:value-type="percentage" office:value="0.175130335299364" calcext:value-type="percentage">
            <text:p>17.51%</text:p>
          </table:table-cell>
          <table:table-cell table:style-name="ce3" table:formula="of:=1-(([.$C$3]-[.$C$2]*[.$C8])/[.$C$3])^[.F$5]" office:value-type="percentage" office:value="0.274491975096451" calcext:value-type="percentage">
            <text:p>27.4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style-name="ce3" table:formula="of:=1-(([.$C$3]-[.$C$2]*[.$C9])/[.$C$3])^[.D$5]" office:value-type="percentage" office:value="0.0631578947368421" calcext:value-type="percentage">
            <text:p>6.32%</text:p>
          </table:table-cell>
          <table:table-cell table:style-name="ce3" table:formula="of:=1-(([.$C$3]-[.$C$2]*[.$C9])/[.$C$3])^[.E$5]" office:value-type="percentage" office:value="0.323919502718973" calcext:value-type="percentage">
            <text:p>32.39%</text:p>
          </table:table-cell>
          <table:table-cell table:style-name="ce3" table:formula="of:=1-(([.$C$3]-[.$C$2]*[.$C9])/[.$C$3])^[.F$5]" office:value-type="percentage" office:value="0.4792083486676" calcext:value-type="percentage">
            <text:p>47.92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style-name="ce3" table:formula="of:=1-(([.$C$3]-[.$C$2]*[.$C10])/[.$C$3])^[.D$5]" office:value-type="percentage" office:value="0.0947368421052631" calcext:value-type="percentage">
            <text:p>9.47%</text:p>
          </table:table-cell>
          <table:table-cell table:style-name="ce3" table:formula="of:=1-(([.$C$3]-[.$C$2]*[.$C10])/[.$C$3])^[.E$5]" office:value-type="percentage" office:value="0.44963719462063" calcext:value-type="percentage">
            <text:p>44.96%</text:p>
          </table:table-cell>
          <table:table-cell table:style-name="ce3" table:formula="of:=1-(([.$C$3]-[.$C$2]*[.$C10])/[.$C$3])^[.F$5]" office:value-type="percentage" office:value="0.630385960202261" calcext:value-type="percentage">
            <text:p>63.0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style-name="ce3" table:formula="of:=1-(([.$C$3]-[.$C$2]*[.$C11])/[.$C$3])^[.D$5]" office:value-type="percentage" office:value="0.126315789473684" calcext:value-type="percentage">
            <text:p>12.63%</text:p>
          </table:table-cell>
          <table:table-cell table:style-name="ce3" table:formula="of:=1-(([.$C$3]-[.$C$2]*[.$C11])/[.$C$3])^[.E$5]" office:value-type="percentage" office:value="0.55523877009305" calcext:value-type="percentage">
            <text:p>55.52%</text:p>
          </table:table-cell>
          <table:table-cell table:style-name="ce3" table:formula="of:=1-(([.$C$3]-[.$C$2]*[.$C11])/[.$C$3])^[.F$5]" office:value-type="percentage" office:value="0.740853784519409" calcext:value-type="percentage">
            <text:p>74.0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style-name="ce3" table:formula="of:=1-(([.$C$3]-[.$C$2]*[.$C12])/[.$C$3])^[.D$5]" office:value-type="percentage" office:value="0.157894736842105" calcext:value-type="percentage">
            <text:p>15.79%</text:p>
          </table:table-cell>
          <table:table-cell table:style-name="ce3" table:formula="of:=1-(([.$C$3]-[.$C$2]*[.$C12])/[.$C$3])^[.E$5]" office:value-type="percentage" office:value="0.643386080919603" calcext:value-type="percentage">
            <text:p>64.34%</text:p>
          </table:table-cell>
          <table:table-cell table:style-name="ce3" table:formula="of:=1-(([.$C$3]-[.$C$2]*[.$C12])/[.$C$3])^[.F$5]" office:value-type="percentage" office:value="0.820665512075161" calcext:value-type="percentage">
            <text:p>82.0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style-name="ce3" table:formula="of:=1-(([.$C$3]-[.$C$2]*[.$C13])/[.$C$3])^[.D$5]" office:value-type="percentage" office:value="0.189473684210526" calcext:value-type="percentage">
            <text:p>18.95%</text:p>
          </table:table-cell>
          <table:table-cell table:style-name="ce3" table:formula="of:=1-(([.$C$3]-[.$C$2]*[.$C13])/[.$C$3])^[.E$5]" office:value-type="percentage" office:value="0.716467583512869" calcext:value-type="percentage">
            <text:p>71.65%</text:p>
          </table:table-cell>
          <table:table-cell table:style-name="ce3" table:formula="of:=1-(([.$C$3]-[.$C$2]*[.$C13])/[.$C$3])^[.F$5]" office:value-type="percentage" office:value="0.877631059778839" calcext:value-type="percentage">
            <text:p>87.7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style-name="ce3" table:formula="of:=1-(([.$C$3]-[.$C$2]*[.$C14])/[.$C$3])^[.D$5]" office:value-type="percentage" office:value="0.221052631578947" calcext:value-type="percentage">
            <text:p>22.11%</text:p>
          </table:table-cell>
          <table:table-cell table:style-name="ce3" table:formula="of:=1-(([.$C$3]-[.$C$2]*[.$C14])/[.$C$3])^[.E$5]" office:value-type="percentage" office:value="0.776617736816024" calcext:value-type="percentage">
            <text:p>77.66%</text:p>
          </table:table-cell>
          <table:table-cell table:style-name="ce3" table:formula="of:=1-(([.$C$3]-[.$C$2]*[.$C14])/[.$C$3])^[.F$5]" office:value-type="percentage" office:value="0.917760370629221" calcext:value-type="percentage">
            <text:p>91.7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style-name="ce3" table:formula="of:=1-(([.$C$3]-[.$C$2]*[.$C15])/[.$C$3])^[.D$5]" office:value-type="percentage" office:value="0.252631578947368" calcext:value-type="percentage">
            <text:p>25.26%</text:p>
          </table:table-cell>
          <table:table-cell table:style-name="ce3" table:formula="of:=1-(([.$C$3]-[.$C$2]*[.$C15])/[.$C$3])^[.E$5]" office:value-type="percentage" office:value="0.825735686171038" calcext:value-type="percentage">
            <text:p>82.57%</text:p>
          </table:table-cell>
          <table:table-cell table:style-name="ce3" table:formula="of:=1-(([.$C$3]-[.$C$2]*[.$C15])/[.$C$3])^[.F$5]" office:value-type="percentage" office:value="0.945631489596237" calcext:value-type="percentage">
            <text:p>94.5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style-name="ce3" table:formula="of:=1-(([.$C$3]-[.$C$2]*[.$C16])/[.$C$3])^[.D$5]" office:value-type="percentage" office:value="0.284210526315789" calcext:value-type="percentage">
            <text:p>28.42%</text:p>
          </table:table-cell>
          <table:table-cell table:style-name="ce3" table:formula="of:=1-(([.$C$3]-[.$C$2]*[.$C16])/[.$C$3])^[.E$5]" office:value-type="percentage" office:value="0.865503233153695" calcext:value-type="percentage">
            <text:p>86.55%</text:p>
          </table:table-cell>
          <table:table-cell table:style-name="ce3" table:formula="of:=1-(([.$C$3]-[.$C$2]*[.$C16])/[.$C$3])^[.F$5]" office:value-type="percentage" office:value="0.964693629512049" calcext:value-type="percentage">
            <text:p>96.4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style-name="ce3" table:formula="of:=1-(([.$C$3]-[.$C$2]*[.$C17])/[.$C$3])^[.D$5]" office:value-type="percentage" office:value="0.31578947368421" calcext:value-type="percentage">
            <text:p>31.58%</text:p>
          </table:table-cell>
          <table:table-cell table:style-name="ce3" table:formula="of:=1-(([.$C$3]-[.$C$2]*[.$C17])/[.$C$3])^[.E$5]" office:value-type="percentage" office:value="0.897402091375438" calcext:value-type="percentage">
            <text:p>89.74%</text:p>
          </table:table-cell>
          <table:table-cell table:style-name="ce3" table:formula="of:=1-(([.$C$3]-[.$C$2]*[.$C17])/[.$C$3])^[.F$5]" office:value-type="percentage" office:value="0.977514760719868" calcext:value-type="percentage">
            <text:p>97.7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style-name="ce3" table:formula="of:=1-(([.$C$3]-[.$C$2]*[.$C18])/[.$C$3])^[.D$5]" office:value-type="percentage" office:value="0.347368421052632" calcext:value-type="percentage">
            <text:p>34.74%</text:p>
          </table:table-cell>
          <table:table-cell table:style-name="ce3" table:formula="of:=1-(([.$C$3]-[.$C$2]*[.$C18])/[.$C$3])^[.E$5]" office:value-type="percentage" office:value="0.922730428252029" calcext:value-type="percentage">
            <text:p>92.27%</text:p>
          </table:table-cell>
          <table:table-cell table:style-name="ce3" table:formula="of:=1-(([.$C$3]-[.$C$2]*[.$C18])/[.$C$3])^[.F$5]" office:value-type="percentage" office:value="0.98598216828018" calcext:value-type="percentage">
            <text:p>98.6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style-name="ce3" table:formula="of:=1-(([.$C$3]-[.$C$2]*[.$C19])/[.$C$3])^[.D$5]" office:value-type="percentage" office:value="0.378947368421053" calcext:value-type="percentage">
            <text:p>37.89%</text:p>
          </table:table-cell>
          <table:table-cell table:style-name="ce3" table:formula="of:=1-(([.$C$3]-[.$C$2]*[.$C19])/[.$C$3])^[.E$5]" office:value-type="percentage" office:value="0.942618692739031" calcext:value-type="percentage">
            <text:p>94.26%</text:p>
          </table:table-cell>
          <table:table-cell table:style-name="ce3" table:formula="of:=1-(([.$C$3]-[.$C$2]*[.$C19])/[.$C$3])^[.F$5]" office:value-type="percentage" office:value="0.991463417073435" calcext:value-type="percentage">
            <text:p>99.1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style-name="ce3" table:formula="of:=1-(([.$C$3]-[.$C$2]*[.$C20])/[.$C$3])^[.D$5]" office:value-type="percentage" office:value="0.410526315789474" calcext:value-type="percentage">
            <text:p>41.05%</text:p>
          </table:table-cell>
          <table:table-cell table:style-name="ce3" table:formula="of:=1-(([.$C$3]-[.$C$2]*[.$C20])/[.$C$3])^[.E$5]" office:value-type="percentage" office:value="0.95804472903411" calcext:value-type="percentage">
            <text:p>95.80%</text:p>
          </table:table-cell>
          <table:table-cell table:style-name="ce3" table:formula="of:=1-(([.$C$3]-[.$C$2]*[.$C20])/[.$C$3])^[.F$5]" office:value-type="percentage" office:value="0.994934244586914" calcext:value-type="percentage">
            <text:p>99.49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style-name="ce3" table:formula="of:=1-(([.$C$3]-[.$C$2]*[.$C21])/[.$C$3])^[.D$5]" office:value-type="percentage" office:value="0.442105263157895" calcext:value-type="percentage">
            <text:p>44.21%</text:p>
          </table:table-cell>
          <table:table-cell table:style-name="ce3" table:formula="of:=1-(([.$C$3]-[.$C$2]*[.$C21])/[.$C$3])^[.E$5]" office:value-type="percentage" office:value="0.969848176246163" calcext:value-type="percentage">
            <text:p>96.98%</text:p>
          </table:table-cell>
          <table:table-cell table:style-name="ce3" table:formula="of:=1-(([.$C$3]-[.$C$2]*[.$C21])/[.$C$3])^[.F$5]" office:value-type="percentage" office:value="0.99707905995264" calcext:value-type="percentage">
            <text:p>99.71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style-name="ce3" table:formula="of:=1-(([.$C$3]-[.$C$2]*[.$C22])/[.$C$3])^[.D$5]" office:value-type="percentage" office:value="0.473684210526316" calcext:value-type="percentage">
            <text:p>47.37%</text:p>
          </table:table-cell>
          <table:table-cell table:style-name="ce3" table:formula="of:=1-(([.$C$3]-[.$C$2]*[.$C22])/[.$C$3])^[.E$5]" office:value-type="percentage" office:value="0.978744154031253" calcext:value-type="percentage">
            <text:p>97.87%</text:p>
          </table:table-cell>
          <table:table-cell table:style-name="ce3" table:formula="of:=1-(([.$C$3]-[.$C$2]*[.$C22])/[.$C$3])^[.F$5]" office:value-type="percentage" office:value="0.998368962333872" calcext:value-type="percentage">
            <text:p>99.84%</text:p>
          </table:table-cell>
          <table:table-cell table:number-columns-repeated="1018"/>
        </table:table-row>
        <table:table-row table:style-name="ro1" table:number-rows-repeated="6">
          <table:table-cell table:number-columns-repeated="3"/>
          <table:table-cell table:style-name="ce3" table:number-columns-repeated="3"/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6:58:47.525969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1-01T16:59:19.207530650</dc:date>
    <dc:creator>Toralf Förster</dc:creator>
    <meta:editing-duration>PT59M44S</meta:editing-duration>
    <meta:editing-cycles>41</meta:editing-cycles>
    <meta:generator>LibreOffice/5.1.4.2$Linux_X86_64 LibreOffice_project/1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7:Sheet1.F22" chart:data-source-has-labels="column" svg:x="0.32cm" svg:y="0.18cm" svg:width="15.36cm" svg:height="8.64cm">
          <chartooo:coordinate-region svg:x="1.735cm" svg:y="0.379cm" svg:width="13.573cm" svg:height="7.794cm"/>
          <chart:axis chart:dimension="x" chart:name="primary-x" chart:style-name="ch3" chartooo:axis-type="auto">
            <chartooo:date-scale/>
            <chart:categories table:cell-range-address="Sheet1.C7:Sheet1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D7:Sheet1.D22" chart:class="chart:line">
            <chart:data-point chart:repeated="16"/>
          </chart:series>
          <chart:series chart:style-name="ch8" chart:values-cell-range-address="Sheet1.E7:Sheet1.E22" chart:class="chart:line">
            <chart:data-point chart:repeated="16"/>
          </chart:series>
          <chart:series chart:style-name="ch9" chart:values-cell-range-address="Sheet1.F7:Sheet1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7:Sheet1.C22</svg:desc>
                </draw:g>
              </table:table-cell>
              <table:table-cell office:value-type="float" office:value="0">
                <text:p>0</text:p>
                <draw:g>
                  <svg:desc>Sheet1.D7:Sheet1.D22</svg:desc>
                </draw:g>
              </table:table-cell>
              <table:table-cell office:value-type="float" office:value="0">
                <text:p>0</text:p>
                <draw:g>
                  <svg:desc>Sheet1.E7:Sheet1.E22</svg:desc>
                </draw:g>
              </table:table-cell>
              <table:table-cell office:value-type="float" office:value="0">
                <text:p>0</text:p>
                <draw:g>
                  <svg:desc>Sheet1.F7:Sheet1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1578947368421">
                <text:p>0.031578947368421</text:p>
              </table:table-cell>
              <table:table-cell office:value-type="float" office:value="0.175130335299364">
                <text:p>0.175130335299364</text:p>
              </table:table-cell>
              <table:table-cell office:value-type="float" office:value="0.274491975096451">
                <text:p>0.2744919750964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31578947368421">
                <text:p>0.0631578947368421</text:p>
              </table:table-cell>
              <table:table-cell office:value-type="float" office:value="0.323919502718973">
                <text:p>0.323919502718973</text:p>
              </table:table-cell>
              <table:table-cell office:value-type="float" office:value="0.4792083486676">
                <text:p>0.47920834866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947368421052631">
                <text:p>0.0947368421052631</text:p>
              </table:table-cell>
              <table:table-cell office:value-type="float" office:value="0.44963719462063">
                <text:p>0.44963719462063</text:p>
              </table:table-cell>
              <table:table-cell office:value-type="float" office:value="0.630385960202261">
                <text:p>0.6303859602022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26315789473684">
                <text:p>0.126315789473684</text:p>
              </table:table-cell>
              <table:table-cell office:value-type="float" office:value="0.55523877009305">
                <text:p>0.55523877009305</text:p>
              </table:table-cell>
              <table:table-cell office:value-type="float" office:value="0.740853784519409">
                <text:p>0.74085378451940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643386080919603">
                <text:p>0.643386080919603</text:p>
              </table:table-cell>
              <table:table-cell office:value-type="float" office:value="0.820665512075161">
                <text:p>0.8206655120751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89473684210526">
                <text:p>0.189473684210526</text:p>
              </table:table-cell>
              <table:table-cell office:value-type="float" office:value="0.716467583512869">
                <text:p>0.716467583512869</text:p>
              </table:table-cell>
              <table:table-cell office:value-type="float" office:value="0.877631059778839">
                <text:p>0.877631059778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21052631578947">
                <text:p>0.221052631578947</text:p>
              </table:table-cell>
              <table:table-cell office:value-type="float" office:value="0.776617736816024">
                <text:p>0.776617736816024</text:p>
              </table:table-cell>
              <table:table-cell office:value-type="float" office:value="0.917760370629221">
                <text:p>0.91776037062922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2631578947368">
                <text:p>0.252631578947368</text:p>
              </table:table-cell>
              <table:table-cell office:value-type="float" office:value="0.825735686171038">
                <text:p>0.825735686171038</text:p>
              </table:table-cell>
              <table:table-cell office:value-type="float" office:value="0.945631489596237">
                <text:p>0.945631489596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865503233153695">
                <text:p>0.865503233153695</text:p>
              </table:table-cell>
              <table:table-cell office:value-type="float" office:value="0.964693629512049">
                <text:p>0.96469362951204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897402091375438">
                <text:p>0.897402091375438</text:p>
              </table:table-cell>
              <table:table-cell office:value-type="float" office:value="0.977514760719868">
                <text:p>0.9775147607198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47368421052632">
                <text:p>0.347368421052632</text:p>
              </table:table-cell>
              <table:table-cell office:value-type="float" office:value="0.922730428252029">
                <text:p>0.922730428252029</text:p>
              </table:table-cell>
              <table:table-cell office:value-type="float" office:value="0.98598216828018">
                <text:p>0.985982168280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78947368421053">
                <text:p>0.378947368421053</text:p>
              </table:table-cell>
              <table:table-cell office:value-type="float" office:value="0.942618692739031">
                <text:p>0.942618692739031</text:p>
              </table:table-cell>
              <table:table-cell office:value-type="float" office:value="0.991463417073435">
                <text:p>0.9914634170734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410526315789474">
                <text:p>0.410526315789474</text:p>
              </table:table-cell>
              <table:table-cell office:value-type="float" office:value="0.95804472903411">
                <text:p>0.95804472903411</text:p>
              </table:table-cell>
              <table:table-cell office:value-type="float" office:value="0.994934244586914">
                <text:p>0.9949342445869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42105263157895">
                <text:p>0.442105263157895</text:p>
              </table:table-cell>
              <table:table-cell office:value-type="float" office:value="0.969848176246163">
                <text:p>0.969848176246163</text:p>
              </table:table-cell>
              <table:table-cell office:value-type="float" office:value="0.99707905995264">
                <text:p>0.997079059952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73684210526316">
                <text:p>0.473684210526316</text:p>
              </table:table-cell>
              <table:table-cell office:value-type="float" office:value="0.978744154031253">
                <text:p>0.978744154031253</text:p>
              </table:table-cell>
              <table:table-cell office:value-type="float" office:value="0.998368962333872">
                <text:p>0.9983689623338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